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C0000012CF7CCFCB66FF5D4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e5f" officeooo:paragraph-rsid="00099e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6811in" svg:y="1.1402in" svg:width="6.1882in" svg:height="7.0528in" draw:z-index="0"><draw:image xlink:href="Pictures/100000010000012C0000012CF7CCFCB66FF5D4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1:20:20.079000000</meta:creation-date>
    <dc:date>2024-05-09T07:04:43.913000000</dc:date>
    <meta:editing-duration>PT52S</meta:editing-duration>
    <meta:editing-cycles>3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